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paragraph-properties fo:padding="0.0193in" fo:border="0.06pt solid #d9d9e3"/>
    </style:style>
    <style:style style:name="P2" style:family="paragraph" style:parent-style-name="Text_20_body" style:list-style-name="L2">
      <style:paragraph-properties fo:padding="0.0193in" fo:border="0.06pt solid #d9d9e3"/>
    </style:style>
    <style:style style:name="P3" style:family="paragraph" style:parent-style-name="Text_20_body" style:list-style-name="L1">
      <style:paragraph-properties fo:padding="0.0193in" fo:border="0.06pt solid #d9d9e3"/>
      <style:text-properties officeooo:rsid="00045f9a" officeooo:paragraph-rsid="00045f9a"/>
    </style:style>
    <style:style style:name="T1" style:family="text">
      <style:text-properties fo:color="#c9211e" loext:opacity="10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1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52596977" text:style-name="L1">
        <text:list-item>
          <text:list>
            <text:list-item>
              <text:list>
                <text:list-item>
                  <text:p text:style-name="P3"><text:span text:style-name="T1">PART-2</text:span></text:p>
                </text:list-item>
              </text:list>
            </text:list-item>
          </text:list>
        </text:list-item>
        <text:list-item>
          <text:p text:style-name="P1"><text:span text:style-name="T1">Bitcoin vs Blockchain </text:span>Answer: Bitcoin is a cryptocurrency that uses blockchain technology to enable secure and transparent transactions. Blockchain is the underlying technology that enables the operation of Bitcoin and other cryptocurrencies.</text:p>
        </text:list-item>
        <text:list-item>
          <text:p text:style-name="P1"><text:span text:style-name="T1">Bitcoin Monetary Policy </text:span>Answer: Bitcoin has a fixed supply limit of 21 million coins, with a gradual decrease in block rewards over time. This creates scarcity and value for Bitcoin as a store of value and a medium of exchange.</text:p>
        </text:list-item>
        <text:list-item>
          <text:p text:style-name="P1"><text:span text:style-name="T1">How mining works in detail part-A(The Nonce) </text:span>Answer: Mining involves finding a hash value that satisfies a specific difficulty level. The Nonce is a random number added to the block header to change the hash value. Miners keep changing the Nonce value until they find a hash value that meets the difficulty level.</text:p>
        </text:list-item>
        <text:list-item>
          <text:p text:style-name="P1"><text:span text:style-name="T1">How mining works in detail part-B</text:span> Answer: Once a miner finds a hash value that meets the difficulty level, they broadcast the solution to the network. Other nodes verify the solution, and if it</text:p>
        </text:list-item>
      </text:list>
      <text:list xml:id="list356337987" text:style-name="L2">
        <text:list-item>
          <text:p text:style-name="P2"><text:span text:style-name="T1">Bitcoin Target History </text:span>Answer: Bitcoin's target is a value used to regulate the mining difficulty of Bitcoin. It is adjusted every 2016 blocks to maintain an average block time of 10 minutes.</text:p>
        </text:list-item>
        <text:list-item>
          <text:p text:style-name="P2"><text:span text:style-name="T1">CPU vs GPU vs ASCI</text:span> Answer: CPU, GPU, and ASIC are different types of hardware used for mining cryptocurrency. CPU and GPU are general-purpose processors, while ASIC is specialized hardware designed specifically for mining.</text:p>
        </text:list-item>
        <text:list-item>
          <text:p text:style-name="P2"><text:span text:style-name="T1">Mining Pool Answer</text:span>: A mining pool is a group of miners who combine their computational power to increase their chances of finding a block and earning a reward. The reward is then distributed among the members of the pool based on their contribution.</text:p>
        </text:list-item>
        <text:list-item>
          <text:p text:style-name="P2"><text:span text:style-name="T1">Nonce Range </text:span>Answer: The Nonce is a 32-bit field in the block header, which allows for 4,294,967,296 possible values. Miners keep changing the Nonce value until they find a hash value that meets the difficulty level.</text:p>
        </text:list-item>
        <text:list-item>
          <text:p text:style-name="P2"><text:span text:style-name="T1">Timestamp</text:span> Answer: The timestamp in a block header represents the time when the block was created. It is used to maintain the order of the blocks in the blockchain.</text:p>
        </text:list-item>
        <text:list-item>
          <text:p text:style-name="P2"><text:span text:style-name="T1">Mempool</text:span> Answer: The mempool is a pool of unconfirmed transactions waiting to be validated and added to the blockchain. Miners choose transactions from the mempool based on their transaction fees and other factors.</text:p>
        </text:list-item>
        <text:list-item>
          <text:p text:style-name="P2"><text:span text:style-name="T1">How does actually mining of transaction takes place? </text:span>Answer: Mining involves validating transactions and adding them to the blockchain. Miners use their computational power to solve complex mathematical puzzles, which requires a lot of energy and resources.</text:p>
        </text:list-item>
        <text:list-item>
          <text:p text:style-name="P2"><text:span text:style-name="T1">UTXOs and transaction </text:span>Answer: UTXOs (Unspent Transaction Outputs) are the unspent outputs of a transaction that can be used as inputs for another transaction. Transactions in blockchain are made up of inputs, which are UTXOs from previous transactions, and outputs, which are new UTXOs created as a result of the transaction.</text:p>
        </text:list-item>
        <text:list-item>
          <text:p text:style-name="P2"><text:soft-page-break/>Transaction Fee Answer: A transaction fee is a small amount of cryptocurrency paid by the sender of a transaction to the miner who validates and adds the transaction to the blockchain. It incentivizes miners to include the transaction in the block.</text:p>
        </text:list-item>
        <text:list-item>
          <text:p text:style-name="P2">Wallets Answer: A wallet is a software or hardware device used to store cryptocurrency. It contains the user's private key, which is used to sign transactions and access their cryptocurrency.</text:p>
        </text:list-item>
        <text:list-item>
          <text:p text:style-name="P2">Private Key and Public Key Answer: A private key is a secret key used to sign transactions and access cryptocurrency. A public key is a key that can be shared with others to receive cryptocurrency.</text:p>
        </text:list-item>
        <text:list-item>
          <text:p text:style-name="P2">Demo of Private and Public Key Answer: A private key and a public key are mathematically related. The private key is used to generate a signature, and the public key is used to verify the signature. Only the owner of the private key can generate a valid signature.</text:p>
        </text:list-item>
        <text:list-item>
          <text:p text:style-name="P2">Public Key vs Bitcoin address Answer: A Bitcoin address is a string of characters that represents a destination for a Bitcoin transaction. It is derived from the user's public key and can be shared with others to receive Bitcoin.</text:p>
        </text:list-item>
        <text:list-item>
          <text:p text:style-name="P2">SegWit (Segregated Witness) Answer: SegWit is a protocol upgrade in Bitcoin that separates the transaction signature from the transaction data. This enables more transactions to be included in a block and reduces transaction fees.</text:p>
        </text:list-item>
        <text:list-item>
          <text:p text:style-name="P2">Hierarchically Deterministic Waller (HD wallet) Answer: An HD wallet is a type of cryptocurrency wallet that generates a hierarchy of private and public keys from a single seed. It enables the creation of multiple addresses from a single seed and provides enhanced security and privacy.</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3:47:17.135171743</meta:creation-date>
    <dc:date>2023-03-22T23:50:22.340091990</dc:date>
    <meta:editing-duration>PT3M5S</meta:editing-duration>
    <meta:editing-cycles>1</meta:editing-cycles>
    <meta:document-statistic meta:table-count="0" meta:image-count="0" meta:object-count="0" meta:page-count="2" meta:paragraph-count="20" meta:word-count="747" meta:character-count="4516" meta:non-whitespace-character-count="3809"/>
    <meta:generator>LibreOffice/7.4.6.2$Linux_X86_64 LibreOffice_project/40$Build-2</meta:generator>
  </office:meta>
</office:document-meta>
</file>